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2.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3" style:family="table-cell" style:parent-style-name="Default">
      <style:table-cell-properties fo:background-color="#dddddd" fo:wrap-option="wrap" fo:border="0.06pt solid #000000" style:vertical-align="middle"/>
    </style:style>
    <style:style style:name="ce14" style:family="table-cell" style:parent-style-name="Default">
      <style:table-cell-properties fo:background-color="#dddddd" fo:border="0.06pt solid #000000" style:vertical-align="middle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7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14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otal Degrees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otal Degrees</text:p>
          </table:table-cell>
          <table:table-cell office:value-type="string" calcext:value-type="string">
            <text:p>Average Degre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Lambda (nm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olet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C2]+([.D2]/60)" office:value-type="float" office:value="14.25" calcext:value-type="float">
            <text:p>14.25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table:formula="of:=[.F2]+([.G2]/60) - 180" office:value-type="float" office:value="14.2" calcext:value-type="float">
            <text:p>14.2</text:p>
          </table:table-cell>
          <table:table-cell table:formula="of:=ROUND(([.E2]+[.H2])/2; 3)" office:value-type="float" office:value="14.225" calcext:value-type="float">
            <text:p>14.225</text:p>
          </table:table-cell>
          <table:table-cell table:formula="of:=[.I2]*(PI()/180)" office:value-type="float" office:value="0.248273086096193" calcext:value-type="float">
            <text:p>0.248273086096193</text:p>
          </table:table-cell>
          <table:table-cell table:formula="of:=SIN([.J2])" office:value-type="float" office:value="0.245730362845694" calcext:value-type="float">
            <text:p>0.245730362845694</text:p>
          </table:table-cell>
          <table:table-cell table:formula="of:=(([.$E$26] * [.K2]) / [.A2]) * 1000000000" office:value-type="float" office:value="416.103414418709" calcext:value-type="float">
            <text:p>416.103414418709</text:p>
          </table:table-cell>
          <table:table-cell/>
          <table:table-cell table:formula="of:=CONCATENATE([.F2];&quot;° &quot;;[.G2];&quot;'&quot;)" office:value-type="string" office:string-value="194° 12'" calcext:value-type="string">
            <text:p>194° 12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olet 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3]+([.D3]/60)" office:value-type="float" office:value="14.3333333333333" calcext:value-type="float">
            <text:p>14.3333333333333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table:formula="of:=[.F3]+([.G3]/60) - 180" office:value-type="float" office:value="14.3" calcext:value-type="float">
            <text:p>14.3</text:p>
          </table:table-cell>
          <table:table-cell table:formula="of:=ROUND(([.E3]+[.H3])/2; 3)" office:value-type="float" office:value="14.317" calcext:value-type="float">
            <text:p>14.317</text:p>
          </table:table-cell>
          <table:table-cell table:formula="of:=[.I3]*(PI()/180)" office:value-type="float" office:value="0.249878789008028" calcext:value-type="float">
            <text:p>0.249878789008028</text:p>
          </table:table-cell>
          <table:table-cell table:formula="of:=SIN([.J3])" office:value-type="float" office:value="0.247286514601599" calcext:value-type="float">
            <text:p>0.247286514601599</text:p>
          </table:table-cell>
          <table:table-cell table:formula="of:=(([.$E$26] * [.K3]) / [.A3]) * 1000000000" office:value-type="float" office:value="418.738498058707" calcext:value-type="float">
            <text:p>418.738498058707</text:p>
          </table:table-cell>
          <table:table-cell/>
          <table:table-cell table:formula="of:=CONCATENATE([.F3];&quot;° &quot;;[.G3];&quot;'&quot;)" office:value-type="string" office:string-value="194° 18'" calcext:value-type="string">
            <text:p>194° 18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C4]+([.D4]/60)" office:value-type="float" office:value="15.3333333333333" calcext:value-type="float">
            <text:p>15.3333333333333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formula="of:=[.F4]+([.G4]/60) - 180" office:value-type="float" office:value="15.25" calcext:value-type="float">
            <text:p>15.25</text:p>
          </table:table-cell>
          <table:table-cell table:formula="of:=ROUND(([.E4]+[.H4])/2; 3)" office:value-type="float" office:value="15.292" calcext:value-type="float">
            <text:p>15.292</text:p>
          </table:table-cell>
          <table:table-cell table:formula="of:=[.I4]*(PI()/180)" office:value-type="float" office:value="0.266895749214973" calcext:value-type="float">
            <text:p>0.266895749214973</text:p>
          </table:table-cell>
          <table:table-cell table:formula="of:=SIN([.J4])" office:value-type="float" office:value="0.263738369771427" calcext:value-type="float">
            <text:p>0.263738369771427</text:p>
          </table:table-cell>
          <table:table-cell table:formula="of:=(([.$E$26] * [.K4]) / [.A4]) * 1000000000" office:value-type="float" office:value="446.59697281295" calcext:value-type="float">
            <text:p>446.59697281295</text:p>
          </table:table-cell>
          <table:table-cell/>
          <table:table-cell table:formula="of:=CONCATENATE([.F4];&quot;° &quot;;[.G4];&quot;'&quot;)" office:value-type="string" office:string-value="195° 15'" calcext:value-type="string">
            <text:p>195° 15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yan 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C5]+([.D5]/60)" office:value-type="float" office:value="17.2666666666667" calcext:value-type="float">
            <text:p>17.2666666666667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table:formula="of:=[.F5]+([.G5]/60) - 180" office:value-type="float" office:value="17.2333333333333" calcext:value-type="float">
            <text:p>17.2333333333333</text:p>
          </table:table-cell>
          <table:table-cell table:formula="of:=ROUND(([.E5]+[.H5])/2; 3)" office:value-type="float" office:value="17.25" calcext:value-type="float">
            <text:p>17.25</text:p>
          </table:table-cell>
          <table:table-cell table:formula="of:=[.I5]*(PI()/180)" office:value-type="float" office:value="0.301069295969022" calcext:value-type="float">
            <text:p>0.301069295969022</text:p>
          </table:table-cell>
          <table:table-cell table:formula="of:=SIN([.J5])" office:value-type="float" office:value="0.296541574975571" calcext:value-type="float">
            <text:p>0.296541574975571</text:p>
          </table:table-cell>
          <table:table-cell table:formula="of:=(([.$E$26] * [.K5]) / [.A5]) * 1000000000" office:value-type="float" office:value="502.1437336253" calcext:value-type="float">
            <text:p>502.1437336253</text:p>
          </table:table-cell>
          <table:table-cell/>
          <table:table-cell table:formula="of:=CONCATENATE([.F5];&quot;° &quot;;[.G5];&quot;'&quot;)" office:value-type="string" office:string-value="197° 14'" calcext:value-type="string">
            <text:p>197° 14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yan 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C6]+([.D6]/60)" office:value-type="float" office:value="17.4833333333333" calcext:value-type="float">
            <text:p>17.4833333333333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formula="of:=[.F6]+([.G6]/60) - 180" office:value-type="float" office:value="17.4833333333333" calcext:value-type="float">
            <text:p>17.4833333333333</text:p>
          </table:table-cell>
          <table:table-cell table:formula="of:=ROUND(([.E6]+[.H6])/2; 3)" office:value-type="float" office:value="17.483" calcext:value-type="float">
            <text:p>17.483</text:p>
          </table:table-cell>
          <table:table-cell table:formula="of:=[.I6]*(PI()/180)" office:value-type="float" office:value="0.305135913126169" calcext:value-type="float">
            <text:p>0.305135913126169</text:p>
          </table:table-cell>
          <table:table-cell table:formula="of:=SIN([.J6])" office:value-type="float" office:value="0.300422812756508" calcext:value-type="float">
            <text:p>0.300422812756508</text:p>
          </table:table-cell>
          <table:table-cell table:formula="of:=(([.$E$26] * [.K6]) / [.A6]) * 1000000000" office:value-type="float" office:value="508.715962934353" calcext:value-type="float">
            <text:p>508.715962934353</text:p>
          </table:table-cell>
          <table:table-cell/>
          <table:table-cell table:formula="of:=CONCATENATE([.F6];&quot;° &quot;;[.G6];&quot;'&quot;)" office:value-type="string" office:string-value="197° 29'" calcext:value-type="string">
            <text:p>197° 29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C7]+([.D7]/60)" office:value-type="float" office:value="19.3166666666667" calcext:value-type="float">
            <text:p>19.316666666666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formula="of:=[.F7]+([.G7]/60) - 180" office:value-type="float" office:value="19.25" calcext:value-type="float">
            <text:p>19.25</text:p>
          </table:table-cell>
          <table:table-cell table:formula="of:=ROUND(([.E7]+[.H7])/2; 3)" office:value-type="float" office:value="19.283" calcext:value-type="float">
            <text:p>19.283</text:p>
          </table:table-cell>
          <table:table-cell table:formula="of:=[.I7]*(PI()/180)" office:value-type="float" office:value="0.336551839662067" calcext:value-type="float">
            <text:p>0.336551839662067</text:p>
          </table:table-cell>
          <table:table-cell table:formula="of:=SIN([.J7])" office:value-type="float" office:value="0.330234346789502" calcext:value-type="float">
            <text:p>0.330234346789502</text:p>
          </table:table-cell>
          <table:table-cell table:formula="of:=(([.$E$26] * [.K7]) / [.A7]) * 1000000000" office:value-type="float" office:value="559.196827230224" calcext:value-type="float">
            <text:p>559.196827230224</text:p>
          </table:table-cell>
          <table:table-cell/>
          <table:table-cell table:formula="of:=CONCATENATE([.F7];&quot;° &quot;;[.G7];&quot;'&quot;)" office:value-type="string" office:string-value="199° 15'" calcext:value-type="string">
            <text:p>199° 15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ish Gree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+([.D8]/60)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8]+([.G8]/60) - 180" office:value-type="float" office:value="20" calcext:value-type="float">
            <text:p>20</text:p>
          </table:table-cell>
          <table:table-cell table:formula="of:=ROUND(([.E8]+[.H8])/2; 3)" office:value-type="float" office:value="20" calcext:value-type="float">
            <text:p>20</text:p>
          </table:table-cell>
          <table:table-cell table:formula="of:=[.I8]*(PI()/180)" office:value-type="float" office:value="0.349065850398866" calcext:value-type="float">
            <text:p>0.349065850398866</text:p>
          </table:table-cell>
          <table:table-cell table:formula="of:=SIN([.J8])" office:value-type="float" office:value="0.342020143325669" calcext:value-type="float">
            <text:p>0.342020143325669</text:p>
          </table:table-cell>
          <table:table-cell table:formula="of:=(([.$E$26] * [.K8]) / [.A8]) * 1000000000" office:value-type="float" office:value="579.154109364799" calcext:value-type="float">
            <text:p>579.154109364799</text:p>
          </table:table-cell>
          <table:table-cell/>
          <table:table-cell table:formula="of:=CONCATENATE([.F8];&quot;° &quot;;[.G8];&quot;'&quot;)" office:value-type="string" office:string-value="200° 0'" calcext:value-type="string">
            <text:p>200° 0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9]+([.D9]/60)" office:value-type="float" office:value="20.3333333333333" calcext:value-type="float">
            <text:p>20.33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F9]+([.G9]/60) - 180" office:value-type="float" office:value="20.3333333333333" calcext:value-type="float">
            <text:p>20.3333333333333</text:p>
          </table:table-cell>
          <table:table-cell table:formula="of:=ROUND(([.E9]+[.H9])/2; 3)" office:value-type="float" office:value="20.333" calcext:value-type="float">
            <text:p>20.333</text:p>
          </table:table-cell>
          <table:table-cell table:formula="of:=[.I9]*(PI()/180)" office:value-type="float" office:value="0.354877796808007" calcext:value-type="float">
            <text:p>0.354877796808007</text:p>
          </table:table-cell>
          <table:table-cell table:formula="of:=SIN([.J9])" office:value-type="float" office:value="0.347475779246784" calcext:value-type="float">
            <text:p>0.347475779246784</text:p>
          </table:table-cell>
          <table:table-cell table:formula="of:=(([.$E$26] * [.K9]) / [.A9]) * 1000000000" office:value-type="float" office:value="588.392319524553" calcext:value-type="float">
            <text:p>588.392319524553</text:p>
          </table:table-cell>
          <table:table-cell/>
          <table:table-cell table:formula="of:=CONCATENATE([.F9];&quot;° &quot;;[.G9];&quot;'&quot;)" office:value-type="string" office:string-value="200° 20'" calcext:value-type="string">
            <text:p>200° 20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C10]+([.D10]/60)" office:value-type="float" office:value="20.5" calcext:value-type="float">
            <text:p>20.5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formula="of:=[.F10]+([.G10]/60) - 180" office:value-type="float" office:value="20.4833333333333" calcext:value-type="float">
            <text:p>20.4833333333333</text:p>
          </table:table-cell>
          <table:table-cell table:formula="of:=ROUND(([.E10]+[.H10])/2; 3)" office:value-type="float" office:value="20.492" calcext:value-type="float">
            <text:p>20.492</text:p>
          </table:table-cell>
          <table:table-cell table:formula="of:=[.I10]*(PI()/180)" office:value-type="float" office:value="0.357652870318678" calcext:value-type="float">
            <text:p>0.357652870318678</text:p>
          </table:table-cell>
          <table:table-cell table:formula="of:=SIN([.J10])" office:value-type="float" office:value="0.350076593736442" calcext:value-type="float">
            <text:p>0.350076593736442</text:p>
          </table:table-cell>
          <table:table-cell table:formula="of:=(([.$E$26] * [.K10]) / [.A10]) * 1000000000" office:value-type="float" office:value="592.796365393708" calcext:value-type="float">
            <text:p>592.796365393708</text:p>
          </table:table-cell>
          <table:table-cell/>
          <table:table-cell table:formula="of:=CONCATENATE([.F10];&quot;° &quot;;[.G10];&quot;'&quot;)" office:value-type="string" office:string-value="200° 29'" calcext:value-type="string">
            <text:p>200° 29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+([.D11]/60)"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F11]+([.G11]/60) - 180" office:value-type="float" office:value="21" calcext:value-type="float">
            <text:p>21</text:p>
          </table:table-cell>
          <table:table-cell table:formula="of:=ROUND(([.E11]+[.H11])/2; 3)" office:value-type="float" office:value="21" calcext:value-type="float">
            <text:p>21</text:p>
          </table:table-cell>
          <table:table-cell table:formula="of:=[.I11]*(PI()/180)" office:value-type="float" office:value="0.366519142918809" calcext:value-type="float">
            <text:p>0.366519142918809</text:p>
          </table:table-cell>
          <table:table-cell table:formula="of:=SIN([.J11])" office:value-type="float" office:value="0.3583679495453" calcext:value-type="float">
            <text:p>0.3583679495453</text:p>
          </table:table-cell>
          <table:table-cell table:formula="of:=(([.$E$26] * [.K11]) / [.A11]) * 1000000000" office:value-type="float" office:value="606.836394563375" calcext:value-type="float">
            <text:p>606.836394563375</text:p>
          </table:table-cell>
          <table:table-cell/>
          <table:table-cell table:formula="of:=CONCATENATE([.F11];&quot;° &quot;;[.G11];&quot;'&quot;)" office:value-type="string" office:string-value="201° 0'" calcext:value-type="string">
            <text:p>201° 0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12]+([.D12]/60)" office:value-type="float" office:value="21.5833333333333" calcext:value-type="float">
            <text:p>21.5833333333333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formula="of:=[.F12]+([.G12]/60) - 180" office:value-type="float" office:value="21.5833333333333" calcext:value-type="float">
            <text:p>21.5833333333333</text:p>
          </table:table-cell>
          <table:table-cell table:formula="of:=ROUND(([.E12]+[.H12])/2; 3)" office:value-type="float" office:value="21.583" calcext:value-type="float">
            <text:p>21.583</text:p>
          </table:table-cell>
          <table:table-cell table:formula="of:=[.I12]*(PI()/180)" office:value-type="float" office:value="0.376694412457936" calcext:value-type="float">
            <text:p>0.376694412457936</text:p>
          </table:table-cell>
          <table:table-cell table:formula="of:=SIN([.J12])" office:value-type="float" office:value="0.367848666248139" calcext:value-type="float">
            <text:p>0.367848666248139</text:p>
          </table:table-cell>
          <table:table-cell table:formula="of:=(([.$E$26] * [.K12]) / [.A12]) * 1000000000" office:value-type="float" office:value="622.890408180182" calcext:value-type="float">
            <text:p>622.890408180182</text:p>
          </table:table-cell>
          <table:table-cell/>
          <table:table-cell table:formula="of:=CONCATENATE([.F12];&quot;° &quot;;[.G12];&quot;'&quot;)" office:value-type="string" office:string-value="201° 35'" calcext:value-type="string">
            <text:p>201° 35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[.C13]+([.D13]/60)" office:value-type="float" office:value="21.85" calcext:value-type="float">
            <text:p>21.85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table:formula="of:=[.F13]+([.G13]/60) - 180" office:value-type="float" office:value="21.8333333333333" calcext:value-type="float">
            <text:p>21.8333333333333</text:p>
          </table:table-cell>
          <table:table-cell table:formula="of:=ROUND(([.E13]+[.H13])/2; 3)" office:value-type="float" office:value="21.842" calcext:value-type="float">
            <text:p>21.842</text:p>
          </table:table-cell>
          <table:table-cell table:formula="of:=[.I13]*(PI()/180)" office:value-type="float" office:value="0.381214815220601" calcext:value-type="float">
            <text:p>0.381214815220601</text:p>
          </table:table-cell>
          <table:table-cell table:formula="of:=SIN([.J13])" office:value-type="float" office:value="0.372048351371898" calcext:value-type="float">
            <text:p>0.372048351371898</text:p>
          </table:table-cell>
          <table:table-cell table:formula="of:=(([.$E$26] * [.K13]) / [.A13]) * 1000000000" office:value-type="float" office:value="630.001874989747" calcext:value-type="float">
            <text:p>630.001874989747</text:p>
          </table:table-cell>
          <table:table-cell/>
          <table:table-cell table:formula="of:=CONCATENATE([.F13];&quot;° &quot;;[.G13];&quot;'&quot;)" office:value-type="string" office:string-value="201° 50'" calcext:value-type="string">
            <text:p>201° 50'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4]+([.D14]/60)"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table:formula="of:=[.F14]+([.G14]/60) - 180" office:value-type="float" office:value="21.95" calcext:value-type="float">
            <text:p>21.95</text:p>
          </table:table-cell>
          <table:table-cell table:formula="of:=ROUND(([.E14]+[.H14])/2; 3)" office:value-type="float" office:value="21.975" calcext:value-type="float">
            <text:p>21.975</text:p>
          </table:table-cell>
          <table:table-cell table:formula="of:=[.I14]*(PI()/180)" office:value-type="float" office:value="0.383536103125754" calcext:value-type="float">
            <text:p>0.383536103125754</text:p>
          </table:table-cell>
          <table:table-cell table:formula="of:=SIN([.J14])" office:value-type="float" office:value="0.374201997493007" calcext:value-type="float">
            <text:p>0.374201997493007</text:p>
          </table:table-cell>
          <table:table-cell table:formula="of:=(([.$E$26] * [.K14]) / [.A14]) * 1000000000" office:value-type="float" office:value="633.648715754826" calcext:value-type="float">
            <text:p>633.648715754826</text:p>
          </table:table-cell>
          <table:table-cell/>
          <table:table-cell table:formula="of:=CONCATENATE([.F14];&quot;° &quot;;[.G14];&quot;'&quot;)" office:value-type="string" office:string-value="201° 57'" calcext:value-type="string">
            <text:p>201° 57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olet 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C15]+([.D15]/60)" office:value-type="float" office:value="29.2" calcext:value-type="float">
            <text:p>29.2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table:formula="of:=[.F15]+([.G15]/60) - 180" office:value-type="float" office:value="29.1666666666667" calcext:value-type="float">
            <text:p>29.1666666666667</text:p>
          </table:table-cell>
          <table:table-cell table:formula="of:=ROUND(([.E15]+[.H15])/2; 3)" office:value-type="float" office:value="29.183" calcext:value-type="float">
            <text:p>29.183</text:p>
          </table:table-cell>
          <table:table-cell table:formula="of:=[.I15]*(PI()/180)" office:value-type="float" office:value="0.509339435609505" calcext:value-type="float">
            <text:p>0.509339435609505</text:p>
          </table:table-cell>
          <table:table-cell table:formula="of:=SIN([.J15])" office:value-type="float" office:value="0.487600636474159" calcext:value-type="float">
            <text:p>0.487600636474159</text:p>
          </table:table-cell>
          <table:table-cell table:formula="of:=(([.$E$26] * [.K15]) / [.A15]) * 1000000000" office:value-type="float" office:value="412.835205548122" calcext:value-type="float">
            <text:p>412.835205548122</text:p>
          </table:table-cell>
          <table:table-cell/>
          <table:table-cell table:formula="of:=CONCATENATE([.F15];&quot;° &quot;;[.G15];&quot;'&quot;)" office:value-type="string" office:string-value="209° 10'" calcext:value-type="string">
            <text:p>209° 10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olet 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C16]+([.D16]/60)" office:value-type="float" office:value="31.25" calcext:value-type="float">
            <text:p>31.25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table:formula="of:=[.F16]+([.G16]/60) - 180" office:value-type="float" office:value="31.25" calcext:value-type="float">
            <text:p>31.25</text:p>
          </table:table-cell>
          <table:table-cell table:formula="of:=ROUND(([.E16]+[.H16])/2; 3)" office:value-type="float" office:value="31.25" calcext:value-type="float">
            <text:p>31.25</text:p>
          </table:table-cell>
          <table:table-cell table:formula="of:=[.I16]*(PI()/180)" office:value-type="float" office:value="0.545415391248228" calcext:value-type="float">
            <text:p>0.545415391248228</text:p>
          </table:table-cell>
          <table:table-cell table:formula="of:=SIN([.J16])" office:value-type="float" office:value="0.518773258160521" calcext:value-type="float">
            <text:p>0.518773258160521</text:p>
          </table:table-cell>
          <table:table-cell table:formula="of:=(([.$E$26] * [.K16]) / [.A16]) * 1000000000" office:value-type="float" office:value="439.228025242575" calcext:value-type="float">
            <text:p>439.228025242575</text:p>
          </table:table-cell>
          <table:table-cell/>
          <table:table-cell table:formula="of:=CONCATENATE([.F16];&quot;° &quot;;[.G16];&quot;'&quot;)" office:value-type="string" office:string-value="211° 15'" calcext:value-type="string">
            <text:p>211° 15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C17]+([.D17]/60)" office:value-type="float" office:value="41.1166666666667" calcext:value-type="float">
            <text:p>41.1166666666667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[.F17]+([.G17]/60) - 180" office:value-type="float" office:value="41.0833333333333" calcext:value-type="float">
            <text:p>41.0833333333333</text:p>
          </table:table-cell>
          <table:table-cell table:formula="of:=ROUND(([.E17]+[.H17])/2; 3)" office:value-type="float" office:value="41.1" calcext:value-type="float">
            <text:p>41.1</text:p>
          </table:table-cell>
          <table:table-cell table:formula="of:=[.I17]*(PI()/180)" office:value-type="float" office:value="0.717330322569669" calcext:value-type="float">
            <text:p>0.717330322569669</text:p>
          </table:table-cell>
          <table:table-cell table:formula="of:=SIN([.J17])" office:value-type="float" office:value="0.657375245794096" calcext:value-type="float">
            <text:p>0.657375245794096</text:p>
          </table:table-cell>
          <table:table-cell table:formula="of:=(([.$E$26] * [.K17]) / [.A17]) * 1000000000" office:value-type="float" office:value="556.577708105668" calcext:value-type="float">
            <text:p>556.577708105668</text:p>
          </table:table-cell>
          <table:table-cell/>
          <table:table-cell table:formula="of:=CONCATENATE([.F17];&quot;° &quot;;[.G17];&quot;'&quot;)" office:value-type="string" office:string-value="221° 5'" calcext:value-type="string">
            <text:p>221° 5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]+([.D18]/60)"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F18]+([.G18]/60) - 180" office:value-type="float" office:value="44" calcext:value-type="float">
            <text:p>44</text:p>
          </table:table-cell>
          <table:table-cell table:formula="of:=ROUND(([.E18]+[.H18])/2; 3)" office:value-type="float" office:value="44" calcext:value-type="float">
            <text:p>44</text:p>
          </table:table-cell>
          <table:table-cell table:formula="of:=[.I18]*(PI()/180)" office:value-type="float" office:value="0.767944870877505" calcext:value-type="float">
            <text:p>0.767944870877505</text:p>
          </table:table-cell>
          <table:table-cell table:formula="of:=SIN([.J18])" office:value-type="float" office:value="0.694658370458997" calcext:value-type="float">
            <text:p>0.694658370458997</text:p>
          </table:table-cell>
          <table:table-cell table:formula="of:=(([.$E$26] * [.K18]) / [.A18]) * 1000000000" office:value-type="float" office:value="588.144086988618" calcext:value-type="float">
            <text:p>588.144086988618</text:p>
          </table:table-cell>
          <table:table-cell/>
          <table:table-cell table:formula="of:=CONCATENATE([.F18];&quot;° &quot;;[.G18];&quot;'&quot;)" office:value-type="string" office:string-value="224° 0'" calcext:value-type="string">
            <text:p>224° 0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12" calcext:value-type="float">
            <text:p>12</text:p>
          </table:table-cell>
          <table:table-cell table:formula="of:=[.C19]+([.D19]/60)" office:value-type="float" office:value="44.2" calcext:value-type="float">
            <text:p>44.2</text:p>
          </table:table-cell>
          <table:table-cell table:style-name="Default"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formula="of:=[.F19]+([.G19]/60) - 180" office:value-type="float" office:value="44.1666666666667" calcext:value-type="float">
            <text:p>44.1666666666667</text:p>
          </table:table-cell>
          <table:table-cell table:formula="of:=ROUND(([.E19]+[.H19])/2; 3)" office:value-type="float" office:value="44.183" calcext:value-type="float">
            <text:p>44.183</text:p>
          </table:table-cell>
          <table:table-cell table:formula="of:=[.I19]*(PI()/180)" office:value-type="float" office:value="0.771138823408655" calcext:value-type="float">
            <text:p>0.771138823408655</text:p>
          </table:table-cell>
          <table:table-cell table:formula="of:=SIN([.J19])" office:value-type="float" office:value="0.696952360511136" calcext:value-type="float">
            <text:p>0.696952360511136</text:p>
          </table:table-cell>
          <table:table-cell table:formula="of:=(([.$E$26] * [.K19]) / [.A19]) * 1000000000" office:value-type="float" office:value="590.086331899429" calcext:value-type="float">
            <text:p>590.086331899429</text:p>
          </table:table-cell>
          <table:table-cell/>
          <table:table-cell table:formula="of:=CONCATENATE([.F19];&quot;° &quot;;[.G19];&quot;'&quot;)" office:value-type="string" office:string-value="224° 10'" calcext:value-type="string">
            <text:p>224° 10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1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C20]+([.D20]/60)" office:value-type="float" office:value="47.6666666666667" calcext:value-type="float">
            <text:p>47.6666666666667</text:p>
          </table:table-cell>
          <table:table-cell table:style-name="Default" office:value-type="float" office:value="227" calcext:value-type="float">
            <text:p>227</text:p>
          </table:table-cell>
          <table:table-cell office:value-type="float" office:value="40" calcext:value-type="float">
            <text:p>40</text:p>
          </table:table-cell>
          <table:table-cell table:formula="of:=[.F20]+([.G20]/60) - 180" office:value-type="float" office:value="47.6666666666667" calcext:value-type="float">
            <text:p>47.6666666666667</text:p>
          </table:table-cell>
          <table:table-cell table:formula="of:=ROUND(([.E20]+[.H20])/2; 3)" office:value-type="float" office:value="47.667" calcext:value-type="float">
            <text:p>47.667</text:p>
          </table:table-cell>
          <table:table-cell table:formula="of:=[.I20]*(PI()/180)" office:value-type="float" office:value="0.831946094548137" calcext:value-type="float">
            <text:p>0.831946094548137</text:p>
          </table:table-cell>
          <table:table-cell table:formula="of:=SIN([.J20])" office:value-type="float" office:value="0.739243344940896" calcext:value-type="float">
            <text:p>0.739243344940896</text:p>
          </table:table-cell>
          <table:table-cell table:formula="of:=(([.$E$26] * [.K20]) / [.A20]) * 1000000000" office:value-type="float" office:value="625.892698716625" calcext:value-type="float">
            <text:p>625.892698716625</text:p>
          </table:table-cell>
          <table:table-cell/>
          <table:table-cell table:formula="of:=CONCATENATE([.F20];&quot;° &quot;;[.G20];&quot;'&quot;)" office:value-type="string" office:string-value="227° 40'" calcext:value-type="string">
            <text:p>227° 40'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0" calcext:value-type="float">
            <text:p>0</text:p>
          </table:table-cell>
          <table:table-cell table:formula="of:=[.C21]+([.D21]/60)" office:value-type="float" office:value="48" calcext:value-type="float">
            <text:p>48</text:p>
          </table:table-cell>
          <table:table-cell table:style-name="Default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[.F21]+([.G21]/60) - 180" office:value-type="float" office:value="48" calcext:value-type="float">
            <text:p>48</text:p>
          </table:table-cell>
          <table:table-cell table:formula="of:=ROUND(([.E21]+[.H21])/2; 3)" office:value-type="float" office:value="48" calcext:value-type="float">
            <text:p>48</text:p>
          </table:table-cell>
          <table:table-cell table:formula="of:=[.I21]*(PI()/180)" office:value-type="float" office:value="0.837758040957278" calcext:value-type="float">
            <text:p>0.837758040957278</text:p>
          </table:table-cell>
          <table:table-cell table:formula="of:=SIN([.J21])" office:value-type="float" office:value="0.743144825477394" calcext:value-type="float">
            <text:p>0.743144825477394</text:p>
          </table:table-cell>
          <table:table-cell table:formula="of:=(([.$E$26] * [.K21]) / [.A21]) * 1000000000" office:value-type="float" office:value="629.195952237527" calcext:value-type="float">
            <text:p>629.195952237527</text:p>
          </table:table-cell>
          <table:table-cell/>
          <table:table-cell table:formula="of:=CONCATENATE([.F21];&quot;° &quot;;[.G21];&quot;'&quot;)" office:value-type="string" office:string-value="228° 0'" calcext:value-type="string">
            <text:p>228° 0'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olet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[.C22]+([.D22]/60)" office:value-type="float" office:value="51.8" calcext:value-type="float">
            <text:p>51.8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table:formula="of:=[.F22]+([.G22]/60) - 180" office:value-type="float" office:value="51.8" calcext:value-type="float">
            <text:p>51.8</text:p>
          </table:table-cell>
          <table:table-cell table:formula="of:=ROUND(([.E22]+[.H22])/2; 3)" office:value-type="float" office:value="51.8" calcext:value-type="float">
            <text:p>51.8</text:p>
          </table:table-cell>
          <table:table-cell table:formula="of:=[.I22]*(PI()/180)" office:value-type="float" office:value="0.904080552533063" calcext:value-type="float">
            <text:p>0.904080552533063</text:p>
          </table:table-cell>
          <table:table-cell table:formula="of:=SIN([.J22])" office:value-type="float" office:value="0.785856893175402" calcext:value-type="float">
            <text:p>0.785856893175402</text:p>
          </table:table-cell>
          <table:table-cell table:formula="of:=(([.$E$26] * [.K22]) / [.A22]) * 1000000000" office:value-type="float" office:value="443.572557481227" calcext:value-type="float">
            <text:p>443.572557481227</text:p>
          </table:table-cell>
          <table:table-cell/>
          <table:table-cell table:formula="of:=CONCATENATE([.F22];&quot;° &quot;;[.G22];&quot;'&quot;)" office:value-type="string" office:string-value="231° 48'" calcext:value-type="string">
            <text:p>231° 48'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DPI</text:p>
          </table:table-cell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Lines per m</text:p>
          </table:table-cell>
          <table:table-cell table:formula="of:=([.E24]/2.54)*100" office:value-type="float" office:value="590551.181102362" calcext:value-type="float">
            <text:p>590551.18110236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table:formula="of:=1/[.E25]" office:value-type="float" office:value="0.00000169333333333333" calcext:value-type="float">
            <text:p>1.69333333333333E-06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017" table:default-cell-style-name="ce5"/>
        <table:table-row table:style-name="ro2">
          <table:table-cell table:style-name="ce2" office:value-type="string" calcext:value-type="string" table:number-columns-spanned="1" table:number-rows-spanned="2">
            <text:p>Order (m)</text:p>
          </table:table-cell>
          <table:table-cell table:style-name="ce6" office:value-type="string" calcext:value-type="string" table:number-columns-spanned="1" table:number-rows-spanned="2">
            <text:p>Color</text:p>
          </table:table-cell>
          <table:table-cell table:style-name="ce9" office:value-type="string" calcext:value-type="string" table:number-columns-spanned="2" table:number-rows-spanned="1">
            <text:p>Reading (<text:span text:style-name="T1">θ)</text:span></text:p>
          </table:table-cell>
          <table:covered-table-cell table:style-name="ce7"/>
          <table:table-cell table:style-name="ce9" office:value-type="string" calcext:value-type="string" table:number-columns-spanned="1" table:number-rows-spanned="2">
            <text:p>Average <text:span text:style-name="T1">θ</text:span></text:p>
          </table:table-cell>
          <table:table-cell table:style-name="ce9" office:value-type="string" calcext:value-type="string" table:number-columns-spanned="1" table:number-rows-spanned="2">
            <text:p>sin (<text:span text:style-name="T1">θ)</text:span></text:p>
          </table:table-cell>
          <table:table-cell table:style-name="ce12" office:value-type="string" calcext:value-type="string" table:number-columns-spanned="1" table:number-rows-spanned="2">
            <text:p>λ (nm)</text:p>
          </table:table-cell>
          <table:table-cell table:number-columns-repeated="1017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covered-table-cell table:number-columns-repeated="3" table:style-name="ce7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iolet 1</text:p>
          </table:table-cell>
          <table:table-cell table:style-name="ce10" office:value-type="string" calcext:value-type="string">
            <text:p>14° 15'</text:p>
          </table:table-cell>
          <table:table-cell table:style-name="ce10" office:value-type="string" calcext:value-type="string">
            <text:p>194° 12'</text:p>
          </table:table-cell>
          <table:table-cell table:style-name="ce10" office:value-type="string" calcext:value-type="string">
            <text:p>14° 13' 30”</text:p>
          </table:table-cell>
          <table:table-cell table:style-name="ce11" office:value-type="string" calcext:value-type="string">
            <text:p>(2.4573±0.0020)×10⁻¹</text:p>
          </table:table-cell>
          <table:table-cell table:style-name="ce11" office:value-type="string" calcext:value-type="string">
            <text:p>416.10±0.34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iolet 2</text:p>
          </table:table-cell>
          <table:table-cell table:style-name="ce10" office:value-type="string" calcext:value-type="string">
            <text:p>14° 20'</text:p>
          </table:table-cell>
          <table:table-cell table:style-name="ce10" office:value-type="string" calcext:value-type="string">
            <text:p>194° 18'</text:p>
          </table:table-cell>
          <table:table-cell table:style-name="ce10" office:value-type="string" calcext:value-type="string">
            <text:p>14° 19'</text:p>
          </table:table-cell>
          <table:table-cell table:style-name="ce11" office:value-type="string" calcext:value-type="string">
            <text:p>(2.4728±0.0020)×10⁻¹</text:p>
          </table:table-cell>
          <table:table-cell table:style-name="ce11" office:value-type="string" calcext:value-type="string">
            <text:p>418.73±0.34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ue</text:p>
          </table:table-cell>
          <table:table-cell table:style-name="ce10" office:value-type="string" calcext:value-type="string">
            <text:p>15° 20'</text:p>
          </table:table-cell>
          <table:table-cell table:style-name="ce10" office:value-type="string" calcext:value-type="string">
            <text:p>195° 15'</text:p>
          </table:table-cell>
          <table:table-cell table:style-name="ce10" office:value-type="string" calcext:value-type="string">
            <text:p>15° 17' 30”</text:p>
          </table:table-cell>
          <table:table-cell table:style-name="ce11" office:value-type="string" calcext:value-type="string">
            <text:p>(2.6373±0.0020)×10⁻¹</text:p>
          </table:table-cell>
          <table:table-cell table:style-name="ce11" office:value-type="string" calcext:value-type="string">
            <text:p>446.59±0.34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yan 1</text:p>
          </table:table-cell>
          <table:table-cell table:style-name="ce10" office:value-type="string" calcext:value-type="string">
            <text:p>17° 16'</text:p>
          </table:table-cell>
          <table:table-cell table:style-name="ce10" office:value-type="string" calcext:value-type="string">
            <text:p>197° 14'</text:p>
          </table:table-cell>
          <table:table-cell table:style-name="ce10" office:value-type="string" calcext:value-type="string">
            <text:p>17° 15'</text:p>
          </table:table-cell>
          <table:table-cell table:style-name="ce11" office:value-type="string" calcext:value-type="string">
            <text:p>(2.9654±0.0020)×10⁻¹</text:p>
          </table:table-cell>
          <table:table-cell table:style-name="ce11" office:value-type="string" calcext:value-type="string">
            <text:p>502.14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yan 2</text:p>
          </table:table-cell>
          <table:table-cell table:style-name="ce10" office:value-type="string" calcext:value-type="string">
            <text:p>17° 29'</text:p>
          </table:table-cell>
          <table:table-cell table:style-name="ce10" office:value-type="string" calcext:value-type="string">
            <text:p>197° 29'</text:p>
          </table:table-cell>
          <table:table-cell table:style-name="ce10" office:value-type="string" calcext:value-type="string">
            <text:p>17° 29'</text:p>
          </table:table-cell>
          <table:table-cell table:style-name="ce11" office:value-type="string" calcext:value-type="string">
            <text:p>(3.0043±0.0020)×10⁻¹</text:p>
          </table:table-cell>
          <table:table-cell table:style-name="ce11" office:value-type="string" calcext:value-type="string">
            <text:p>508.73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Green</text:p>
          </table:table-cell>
          <table:table-cell table:style-name="ce10" office:value-type="string" calcext:value-type="string">
            <text:p>19° 19'</text:p>
          </table:table-cell>
          <table:table-cell table:style-name="ce10" office:value-type="string" calcext:value-type="string">
            <text:p>199° 15'</text:p>
          </table:table-cell>
          <table:table-cell table:style-name="ce10" office:value-type="string" calcext:value-type="string">
            <text:p>19° 17'</text:p>
          </table:table-cell>
          <table:table-cell table:style-name="ce11" office:value-type="string" calcext:value-type="string">
            <text:p>(3.3024±0.0019)×10⁻¹</text:p>
          </table:table-cell>
          <table:table-cell table:style-name="ce11" office:value-type="string" calcext:value-type="string">
            <text:p>559.21±0.33</text:p>
          </table:table-cell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Greenish Yellow</text:p>
          </table:table-cell>
          <table:table-cell table:style-name="ce10" office:value-type="string" calcext:value-type="string">
            <text:p>20° 0'</text:p>
          </table:table-cell>
          <table:table-cell table:style-name="ce10" office:value-type="string" calcext:value-type="string">
            <text:p>200° 0'</text:p>
          </table:table-cell>
          <table:table-cell table:style-name="ce10" office:value-type="string" calcext:value-type="string">
            <text:p>20° 0'</text:p>
          </table:table-cell>
          <table:table-cell table:style-name="ce11" office:value-type="string" calcext:value-type="string">
            <text:p>(3.4202±0.0019)×10⁻¹</text:p>
          </table:table-cell>
          <table:table-cell table:style-name="ce11" office:value-type="string" calcext:value-type="string">
            <text:p>579.15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Yellow 1</text:p>
          </table:table-cell>
          <table:table-cell table:style-name="ce10" office:value-type="string" calcext:value-type="string">
            <text:p>20° 20'</text:p>
          </table:table-cell>
          <table:table-cell table:style-name="ce10" office:value-type="string" calcext:value-type="string">
            <text:p>200° 20'</text:p>
          </table:table-cell>
          <table:table-cell table:style-name="ce10" office:value-type="string" calcext:value-type="string">
            <text:p>20° 20'</text:p>
          </table:table-cell>
          <table:table-cell table:style-name="ce11" office:value-type="string" calcext:value-type="string">
            <text:p>(3.4748±0.0019)×10⁻¹</text:p>
          </table:table-cell>
          <table:table-cell table:style-name="ce11" office:value-type="string" calcext:value-type="string">
            <text:p>588.40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Yellow 2</text:p>
          </table:table-cell>
          <table:table-cell table:style-name="ce10" office:value-type="string" calcext:value-type="string">
            <text:p>20° 30'</text:p>
          </table:table-cell>
          <table:table-cell table:style-name="ce10" office:value-type="string" calcext:value-type="string">
            <text:p>200° 29'</text:p>
          </table:table-cell>
          <table:table-cell table:style-name="ce10" office:value-type="string" calcext:value-type="string">
            <text:p>20° 29' 30”</text:p>
          </table:table-cell>
          <table:table-cell table:style-name="ce11" office:value-type="string" calcext:value-type="string">
            <text:p>(3.5007±0.0019)×10⁻¹</text:p>
          </table:table-cell>
          <table:table-cell table:style-name="ce11" office:value-type="string" calcext:value-type="string">
            <text:p>592.79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21° 0'</text:p>
          </table:table-cell>
          <table:table-cell table:style-name="ce10" office:value-type="string" calcext:value-type="string">
            <text:p>201° 0'</text:p>
          </table:table-cell>
          <table:table-cell table:style-name="ce10" office:value-type="string" calcext:value-type="string">
            <text:p>21° 0'</text:p>
          </table:table-cell>
          <table:table-cell table:style-name="ce11" office:value-type="string" calcext:value-type="string">
            <text:p>(3.5837±0.0019)×10⁻¹</text:p>
          </table:table-cell>
          <table:table-cell table:style-name="ce11" office:value-type="string" calcext:value-type="string">
            <text:p>606.84±0.3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ed 1</text:p>
          </table:table-cell>
          <table:table-cell table:style-name="ce10" office:value-type="string" calcext:value-type="string">
            <text:p>21° 35'</text:p>
          </table:table-cell>
          <table:table-cell table:style-name="ce10" office:value-type="string" calcext:value-type="string">
            <text:p>201° 35'</text:p>
          </table:table-cell>
          <table:table-cell table:style-name="ce10" office:value-type="string" calcext:value-type="string">
            <text:p>21° 35'</text:p>
          </table:table-cell>
          <table:table-cell table:style-name="ce11" office:value-type="string" calcext:value-type="string">
            <text:p>(3.6785±0.0019)×10⁻¹</text:p>
          </table:table-cell>
          <table:table-cell table:style-name="ce11" office:value-type="string" calcext:value-type="string">
            <text:p>622.90±0.32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ed 2</text:p>
          </table:table-cell>
          <table:table-cell table:style-name="ce10" office:value-type="string" calcext:value-type="string">
            <text:p>21° 51'</text:p>
          </table:table-cell>
          <table:table-cell table:style-name="ce10" office:value-type="string" calcext:value-type="string">
            <text:p>201° 50'</text:p>
          </table:table-cell>
          <table:table-cell table:style-name="ce10" office:value-type="string" calcext:value-type="string">
            <text:p>21° 50' 30”</text:p>
          </table:table-cell>
          <table:table-cell table:style-name="ce11" office:value-type="string" calcext:value-type="string">
            <text:p>(3.7204±0.0019)×10⁻¹</text:p>
          </table:table-cell>
          <table:table-cell table:style-name="ce11" office:value-type="string" calcext:value-type="string">
            <text:p>629.99±0.32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ed 3</text:p>
          </table:table-cell>
          <table:table-cell table:style-name="ce10" office:value-type="string" calcext:value-type="string">
            <text:p>22° 0'</text:p>
          </table:table-cell>
          <table:table-cell table:style-name="ce10" office:value-type="string" calcext:value-type="string">
            <text:p>201° 57'</text:p>
          </table:table-cell>
          <table:table-cell table:style-name="ce10" office:value-type="string" calcext:value-type="string">
            <text:p>21° 58' 30”</text:p>
          </table:table-cell>
          <table:table-cell table:style-name="ce11" office:value-type="string" calcext:value-type="string">
            <text:p>(3.7420±0.0019)×10⁻¹</text:p>
          </table:table-cell>
          <table:table-cell table:style-name="ce11" office:value-type="string" calcext:value-type="string">
            <text:p>633.65±0.32</text:p>
          </table:table-cell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style-name="ce8"/>
          <table:covered-table-cell table:number-columns-repeated="3" table:style-name="ce10"/>
          <table:covered-table-cell table:number-columns-repeated="2" table:style-name="ce11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iolet 1</text:p>
          </table:table-cell>
          <table:table-cell table:style-name="ce10" office:value-type="string" calcext:value-type="string">
            <text:p>29° 12'</text:p>
          </table:table-cell>
          <table:table-cell table:style-name="ce10" office:value-type="string" calcext:value-type="string">
            <text:p>209° 10'</text:p>
          </table:table-cell>
          <table:table-cell table:style-name="ce10" office:value-type="string" calcext:value-type="string">
            <text:p>29° 11'</text:p>
          </table:table-cell>
          <table:table-cell table:style-name="ce11" office:value-type="string" calcext:value-type="string">
            <text:p>(4.8761±0.0018)×10⁻¹</text:p>
          </table:table-cell>
          <table:table-cell table:style-name="ce11" office:value-type="string" calcext:value-type="string">
            <text:p>412.84±0.15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iolet 2</text:p>
          </table:table-cell>
          <table:table-cell table:style-name="ce10" office:value-type="string" calcext:value-type="string">
            <text:p>31° 45'</text:p>
          </table:table-cell>
          <table:table-cell table:style-name="ce10" office:value-type="string" calcext:value-type="string">
            <text:p>211° 45'</text:p>
          </table:table-cell>
          <table:table-cell table:style-name="ce10" office:value-type="string" calcext:value-type="string">
            <text:p>31° 45'</text:p>
          </table:table-cell>
          <table:table-cell table:style-name="ce11" office:value-type="string" calcext:value-type="string">
            <text:p>(5.1877±0.0018)×10⁻¹</text:p>
          </table:table-cell>
          <table:table-cell table:style-name="ce11" office:value-type="string" calcext:value-type="string">
            <text:p>439.23±0.15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Green</text:p>
          </table:table-cell>
          <table:table-cell table:style-name="ce10" office:value-type="string" calcext:value-type="string">
            <text:p>41° 7'</text:p>
          </table:table-cell>
          <table:table-cell table:style-name="ce10" office:value-type="string" calcext:value-type="string">
            <text:p>221° 5'</text:p>
          </table:table-cell>
          <table:table-cell table:style-name="ce10" office:value-type="string" calcext:value-type="string">
            <text:p>41° 6'</text:p>
          </table:table-cell>
          <table:table-cell table:style-name="ce11" office:value-type="string" calcext:value-type="string">
            <text:p>(6.5738±0.0015)×10⁻¹</text:p>
          </table:table-cell>
          <table:table-cell table:style-name="ce11" office:value-type="string" calcext:value-type="string">
            <text:p>556.58±0.13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Yellow 1</text:p>
          </table:table-cell>
          <table:table-cell table:style-name="ce10" office:value-type="string" calcext:value-type="string">
            <text:p>44° 0'</text:p>
          </table:table-cell>
          <table:table-cell table:style-name="ce10" office:value-type="string" calcext:value-type="string">
            <text:p>224° 0'</text:p>
          </table:table-cell>
          <table:table-cell table:style-name="ce10" office:value-type="string" calcext:value-type="string">
            <text:p>44° 0'</text:p>
          </table:table-cell>
          <table:table-cell table:style-name="ce11" office:value-type="string" calcext:value-type="string">
            <text:p>(6.9466±0.0015)×10⁻¹</text:p>
          </table:table-cell>
          <table:table-cell table:style-name="ce11" office:value-type="string" calcext:value-type="string">
            <text:p>588.14±0.13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Yellow 2</text:p>
          </table:table-cell>
          <table:table-cell table:style-name="ce10" office:value-type="string" calcext:value-type="string">
            <text:p>44° 12'</text:p>
          </table:table-cell>
          <table:table-cell table:style-name="ce10" office:value-type="string" calcext:value-type="string">
            <text:p>224° 10'</text:p>
          </table:table-cell>
          <table:table-cell table:style-name="ce10" office:value-type="string" calcext:value-type="string">
            <text:p>44° 11'</text:p>
          </table:table-cell>
          <table:table-cell table:style-name="ce11" office:value-type="string" calcext:value-type="string">
            <text:p>(6.9696±0.0015)×10⁻¹</text:p>
          </table:table-cell>
          <table:table-cell table:style-name="ce11" office:value-type="string" calcext:value-type="string">
            <text:p>590.09±0.12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ed 1</text:p>
          </table:table-cell>
          <table:table-cell table:style-name="ce10" office:value-type="string" calcext:value-type="string">
            <text:p>47° 40'</text:p>
          </table:table-cell>
          <table:table-cell table:style-name="ce10" office:value-type="string" calcext:value-type="string">
            <text:p>227° 40'</text:p>
          </table:table-cell>
          <table:table-cell table:style-name="ce10" office:value-type="string" calcext:value-type="string">
            <text:p>47° 40'</text:p>
          </table:table-cell>
          <table:table-cell table:style-name="ce11" office:value-type="string" calcext:value-type="string">
            <text:p>(7.3924±0.0014)×10⁻¹</text:p>
          </table:table-cell>
          <table:table-cell table:style-name="ce11" office:value-type="string" calcext:value-type="string">
            <text:p>625.89±0.12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ed 2</text:p>
          </table:table-cell>
          <table:table-cell table:style-name="ce10" office:value-type="string" calcext:value-type="string">
            <text:p>48° 0'</text:p>
          </table:table-cell>
          <table:table-cell table:style-name="ce10" office:value-type="string" calcext:value-type="string">
            <text:p>228° 0'</text:p>
          </table:table-cell>
          <table:table-cell table:style-name="ce10" office:value-type="string" calcext:value-type="string">
            <text:p>48° 0'</text:p>
          </table:table-cell>
          <table:table-cell table:style-name="ce11" office:value-type="string" calcext:value-type="string">
            <text:p>(7.4314±0.0014)×10⁻¹</text:p>
          </table:table-cell>
          <table:table-cell table:style-name="ce11" office:value-type="string" calcext:value-type="string">
            <text:p>629.20±0.12</text:p>
          </table:table-cell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style-name="ce8"/>
          <table:covered-table-cell table:number-columns-repeated="3" table:style-name="ce10"/>
          <table:covered-table-cell table:number-columns-repeated="2" table:style-name="ce11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Violet</text:p>
          </table:table-cell>
          <table:table-cell table:style-name="ce10" office:value-type="string" calcext:value-type="string">
            <text:p>51° 48'</text:p>
          </table:table-cell>
          <table:table-cell table:style-name="ce10" office:value-type="string" calcext:value-type="string">
            <text:p>231° 48'</text:p>
          </table:table-cell>
          <table:table-cell table:style-name="ce10" office:value-type="string" calcext:value-type="string">
            <text:p>51° 48'</text:p>
          </table:table-cell>
          <table:table-cell table:style-name="ce11" office:value-type="string" calcext:value-type="string">
            <text:p>(7.8586±0.0013)×10⁻¹</text:p>
          </table:table-cell>
          <table:table-cell table:style-name="ce11" office:value-type="string" calcext:value-type="string">
            <text:p>443.57±0.07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2" table:default-cell-style-name="ce1"/>
        <table:table-column table:style-name="co2" table:number-columns-repeated="1020" table:default-cell-style-name="ce1"/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inut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olet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olet 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yan 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yan 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ish Gree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olet 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olet 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1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27" calcext:value-type="float">
            <text:p>22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olet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4" table:style-name="ta1">
        <table:table-column table:style-name="co2" table:default-cell-style-name="ce3"/>
        <table:table-column table:style-name="co2" table:default-cell-style-name="ce8"/>
        <table:table-column table:style-name="co2" table:number-columns-repeated="3" table:default-cell-style-name="ce10"/>
        <table:table-column table:style-name="co7" table:default-cell-style-name="ce11"/>
        <table:table-column table:style-name="co8" table:default-cell-style-name="ce18"/>
        <table:table-column table:style-name="co9" table:default-cell-style-name="ce22"/>
        <table:table-row table:style-name="ro2">
          <table:table-cell table:style-name="ce2" office:value-type="string" calcext:value-type="string" table:number-columns-spanned="1" table:number-rows-spanned="2">
            <text:p>Order (m)</text:p>
          </table:table-cell>
          <table:table-cell table:style-name="ce6" office:value-type="string" calcext:value-type="string" table:number-columns-spanned="1" table:number-rows-spanned="2">
            <text:p>Color</text:p>
          </table:table-cell>
          <table:table-cell table:style-name="ce9" office:value-type="string" calcext:value-type="string" table:number-columns-spanned="2" table:number-rows-spanned="1">
            <text:p>Reading (<text:span text:style-name="T1">θ)</text:span></text:p>
          </table:table-cell>
          <table:covered-table-cell table:style-name="ce7"/>
          <table:table-cell table:style-name="ce9" office:value-type="string" calcext:value-type="string" table:number-columns-spanned="1" table:number-rows-spanned="2">
            <text:p>Average <text:span text:style-name="T1">θ</text:span></text:p>
          </table:table-cell>
          <table:table-cell table:style-name="ce9" office:value-type="string" calcext:value-type="string" table:number-columns-spanned="1" table:number-rows-spanned="2">
            <text:p>sin (<text:span text:style-name="T1">θ)</text:span></text:p>
          </table:table-cell>
          <table:table-cell table:style-name="ce16" office:value-type="string" calcext:value-type="string" table:number-columns-spanned="1" table:number-rows-spanned="2">
            <text:p>λ (nm) [Theoretical]</text:p>
          </table:table-cell>
          <table:table-cell table:style-name="ce20" office:value-type="string" calcext:value-type="string" table:number-columns-spanned="1" table:number-rows-spanned="2">
            <text:p>Grating Constant [Lines per Inch]</text:p>
          </table:table-cell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covered-table-cell table:number-columns-repeated="3" table:style-name="ce7"/>
          <table:covered-table-cell table:style-name="ce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° 19'</text:p>
          </table:table-cell>
          <table:table-cell office:value-type="string" calcext:value-type="string">
            <text:p>199° 15'</text:p>
          </table:table-cell>
          <table:table-cell office:value-type="string" calcext:value-type="string">
            <text:p>19° 17'</text:p>
          </table:table-cell>
          <table:table-cell office:value-type="string" calcext:value-type="string">
            <text:p>(3.3024±0.0019)×10⁻¹</text:p>
          </table:table-cell>
          <table:table-cell table:style-name="ce17" office:value-type="float" office:value="546.1" calcext:value-type="float">
            <text:p>546.1</text:p>
          </table:table-cell>
          <table:table-cell office:value-type="string" calcext:value-type="string">
            <text:p>15360.0±9.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200° 20'</text:p>
          </table:table-cell>
          <table:table-cell office:value-type="string" calcext:value-type="string">
            <text:p>20° 20'</text:p>
          </table:table-cell>
          <table:table-cell office:value-type="string" calcext:value-type="string">
            <text:p>(3.4748±0.0019)×10⁻¹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15296.4±8.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20° 30'</text:p>
          </table:table-cell>
          <table:table-cell office:value-type="string" calcext:value-type="string">
            <text:p>200° 29'</text:p>
          </table:table-cell>
          <table:table-cell office:value-type="string" calcext:value-type="string">
            <text:p>20° 29' 30”</text:p>
          </table:table-cell>
          <table:table-cell office:value-type="string" calcext:value-type="string">
            <text:p>(3.5007±0.0019)×10⁻¹</text:p>
          </table:table-cell>
          <table:table-cell office:value-type="float" office:value="579.1" calcext:value-type="float">
            <text:p>579.1</text:p>
          </table:table-cell>
          <table:table-cell office:value-type="string" calcext:value-type="string">
            <text:p>15354.5±8.5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3"/>
          <table:covered-table-cell table:number-columns-repeated="3" table:style-name="ce14"/>
          <table:covered-table-cell table:style-name="ce15"/>
          <table:covered-table-cell table:style-name="ce19"/>
          <table:covered-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1° 7'</text:p>
          </table:table-cell>
          <table:table-cell office:value-type="string" calcext:value-type="string">
            <text:p>221° 5'</text:p>
          </table:table-cell>
          <table:table-cell office:value-type="string" calcext:value-type="string">
            <text:p>41° 6'</text:p>
          </table:table-cell>
          <table:table-cell office:value-type="string" calcext:value-type="string">
            <text:p>(6.5738±0.0015)×10⁻¹</text:p>
          </table:table-cell>
          <table:table-cell table:style-name="ce17" office:value-type="float" office:value="546.1" calcext:value-type="float">
            <text:p>546.1</text:p>
          </table:table-cell>
          <table:table-cell office:value-type="string" calcext:value-type="string">
            <text:p>15287.8±3.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1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224° 0'</text:p>
          </table:table-cell>
          <table:table-cell office:value-type="string" calcext:value-type="string">
            <text:p>44° 0'</text:p>
          </table:table-cell>
          <table:table-cell office:value-type="string" calcext:value-type="string">
            <text:p>(6.9466±0.0015)×10⁻¹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15289.7±3.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ellow 2</text:p>
          </table:table-cell>
          <table:table-cell office:value-type="string" calcext:value-type="string">
            <text:p>44° 12'</text:p>
          </table:table-cell>
          <table:table-cell office:value-type="string" calcext:value-type="string">
            <text:p>224° 10'</text:p>
          </table:table-cell>
          <table:table-cell office:value-type="string" calcext:value-type="string">
            <text:p>44° 11'</text:p>
          </table:table-cell>
          <table:table-cell office:value-type="string" calcext:value-type="string">
            <text:p>(6.9696±0.0015)×10⁻¹</text:p>
          </table:table-cell>
          <table:table-cell office:value-type="float" office:value="579.1" calcext:value-type="float">
            <text:p>579.1</text:p>
          </table:table-cell>
          <table:table-cell office:value-type="string" calcext:value-type="string">
            <text:p>15284.7±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0:14:46.205367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15T02:41:57.114927064</dc:date>
    <meta:editing-duration>PT44M54S</meta:editing-duration>
    <meta:editing-cycles>5</meta:editing-cycles>
    <meta:document-statistic meta:table-count="4" meta:cell-count="634" meta:object-count="0"/>
  </office:meta>
</office:document-meta>
</file>